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8.89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622049381175" calcext:value-type="float">
            <text:p>622049381175</text:p>
          </table:table-cell>
          <table:table-cell/>
        </table:table-row>
        <table:table-row table:style-name="ro1">
          <table:table-cell office:value-type="float" office:value="653396479204" calcext:value-type="float">
            <text:p>653396479204</text:p>
          </table:table-cell>
          <table:table-cell/>
        </table:table-row>
        <table:table-row table:style-name="ro1">
          <table:table-cell office:value-type="float" office:value="1395064267140" calcext:value-type="float">
            <text:p>1395064267140</text:p>
          </table:table-cell>
          <table:table-cell/>
        </table:table-row>
        <table:table-row table:style-name="ro1">
          <table:table-cell office:value-type="float" office:value="1534441588873" calcext:value-type="float">
            <text:p>1534441588873</text:p>
          </table:table-cell>
          <table:table-cell/>
        </table:table-row>
        <table:table-row table:style-name="ro1">
          <table:table-cell office:value-type="float" office:value="1661479204940" calcext:value-type="float">
            <text:p>1661479204940</text:p>
          </table:table-cell>
          <table:table-cell/>
        </table:table-row>
        <table:table-row table:style-name="ro1">
          <table:table-cell office:value-type="float" office:value="2351208720414" calcext:value-type="float">
            <text:p>2351208720414</text:p>
          </table:table-cell>
          <table:table-cell/>
        </table:table-row>
        <table:table-row table:style-name="ro1">
          <table:table-cell office:value-type="float" office:value="2457036427061" calcext:value-type="float">
            <text:p>2457036427061</text:p>
          </table:table-cell>
          <table:table-cell/>
        </table:table-row>
        <table:table-row table:style-name="ro1">
          <table:table-cell office:value-type="float" office:value="2805606543797" calcext:value-type="float">
            <text:p>2805606543797</text:p>
          </table:table-cell>
          <table:table-cell/>
        </table:table-row>
        <table:table-row table:style-name="ro1">
          <table:table-cell office:value-type="float" office:value="2881943855967" calcext:value-type="float">
            <text:p>2881943855967</text:p>
          </table:table-cell>
          <table:table-cell/>
        </table:table-row>
        <table:table-row table:style-name="ro1">
          <table:table-cell office:value-type="float" office:value="4528494459174" calcext:value-type="float">
            <text:p>4528494459174</text:p>
          </table:table-cell>
          <table:table-cell table:formula="of:=[.A10]-[.A1]" office:value-type="float" office:value="3906445077999" calcext:value-type="float">
            <text:p>3906445077999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03:15:48.0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6:07:42.623000000</meta:creation-date>
    <dc:date>2021-12-15T03:17:43.122000000</dc:date>
    <meta:editing-duration>PT3H28M4S</meta:editing-duration>
    <meta:editing-cycles>9</meta:editing-cycles>
    <meta:generator>LibreOffice/7.2.2.2$Windows_X86_64 LibreOffice_project/02b2acce88a210515b4a5bb2e46cbfb63fe97d56</meta:generator>
    <meta:document-statistic meta:table-count="1" meta:cell-count="11" meta:object-count="0"/>
  </office:meta>
</office:document-meta>
</file>